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fo:color="#9900f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  <style:text-properties fo:color="#9900ff"/>
    </style:style>
    <style:style style:name="T1" style:family="text">
      <style:text-properties fo:color="#9900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a xlink:type="simple" xlink:href="https://my.uopeople.edu/course/view.php?id=7989#section-2" text:style-name="Internet_20_link" text:visited-style-name="Visited_20_Internet_20_Link">SOC 1502-01</text:a> </text:p>
      <text:p text:style-name="P1">assignment</text:p>
      <text:p text:style-name="P1">week2</text:p>
      <text:p text:style-name="Text_20_body">In this assignment, you will <text:span text:style-name="Strong_20_Emphasis">investigate</text:span> the role of social media in shaping adolescent identity formation using sociological research methods. You will design a <text:span text:style-name="Strong_20_Emphasis">research study</text:span> to explore how social media influences the development of self-identity, social relationships, and perceptions of the world among adolescents.</text:p>
      <text:list xml:id="list3274349826810791751" text:style-name="L1">
        <text:list-item>
          <text:p text:style-name="P5">Develop a <text:span text:style-name="Strong_20_Emphasis">research proposal</text:span> outlining the steps of scientific methods. Consider the following aspects:</text:p>
        </text:list-item>
      </text:list>
      <text:p text:style-name="P2"><draw:frame draw:style-name="fr1" draw:name="graphics1" text:anchor-type="as-char" svg:width="1.502in" svg:height="1.602in" draw:z-index="0"><draw:image xlink:href="https://openstax.org/apps/archive/20240603.181933/resources/551ef5a8c1361bde7b39e03343d5baa18b8855ec" xlink:type="simple" xlink:show="embed" xlink:actuate="onLoad"/></draw:frame> </text:p>
      <text:list xml:id="list20465994" text:continue-numbering="true" text:style-name="L1">
        <text:list-item>
          <text:list>
            <text:list-item>
              <text:p text:style-name="P5"><text:span text:style-name="Strong_20_Emphasis">Research questions:</text:span> What specific aspects of adolescent identity formation will you investigate? </text:p>
            </text:list-item>
            <text:list-item>
              <text:p text:style-name="P6">Pronouns <text:s text:c="2"/>/jordan peterson</text:p>
            </text:list-item>
            <text:list-item>
              <text:p text:style-name="P5">How does social media influence these aspects?</text:p>
            </text:list-item>
            <text:list-item>
              <text:p text:style-name="P6">Creates an environment where they feel comfortable enough to assign themselves a pronoun</text:p>
            </text:list-item>
            <text:list-item>
              <text:p text:style-name="P5"><text:span text:style-name="Strong_20_Emphasis">Hypothesis:</text:span> What do you aim to achieve through this research?</text:p>
            </text:list-item>
            <text:list-item>
              <text:p text:style-name="P6">I am to show that social media is enabling them </text:p>
            </text:list-item>
            <text:list-item>
              <text:p text:style-name="P5"><text:span text:style-name="Strong_20_Emphasis">Design a study:</text:span> Which sociological research methods will you employ (e.g., surveys, interviews, content analysis)? </text:p>
            </text:list-item>
            <text:list-item>
              <text:p text:style-name="P6">Youtube testimonials .books. Jordan pederson</text:p>
            </text:list-item>
            <text:list-item>
              <text:p text:style-name="P5">Provide a rationale for your chosen methods.</text:p>
            </text:list-item>
            <text:list-item>
              <text:p text:style-name="P6">Getting the adolescents point of view and getting a dr point of view</text:p>
            </text:list-item>
            <text:list-item>
              <text:p text:style-name="P5"><text:span text:style-name="Strong_20_Emphasis">Ethical considerations:</text:span> How will you ensure the ethical treatment of research participants, particularly adolescents?</text:p>
            </text:list-item>
            <text:list-item>
              <text:p text:style-name="P6">Obscure names</text:p>
            </text:list-item>
          </text:list>
          <text:p text:style-name="P5"/>
        </text:list-item>
        <text:list-item>
          <text:p text:style-name="P5">Conduct a <text:span text:style-name="Strong_20_Emphasis">literature review </text:span>on social media and adolescent identity formation (Maximum of 2-3 scholarly articles).</text:p>
        </text:list-item>
      </text:list>
      <text:p text:style-name="P2"/>
      <text:p text:style-name="P2"><text:a xlink:type="simple" xlink:href="https://jordan-perry.medium.com/exploring-the-impact-of-social-media-on-identity-formation-2a8d501b4874" text:style-name="Internet_20_link" text:visited-style-name="Visited_20_Internet_20_Link"><text:span text:style-name="T1">https://jordan-perry.medium.com/exploring-the-impact-of-social-media-on-identity-formation-2a8d501b4874</text:span></text:a></text:p>
      <text:p text:style-name="P3"/>
      <text:p text:style-name="P2"><text:a xlink:type="simple" xlink:href="https://www.researchgate.net/publication/362703086_Social_Media_and_Identity_Formation_-_The_Influence_of_Self-Presentation_and_Social_Comparison" text:style-name="Internet_20_link" text:visited-style-name="Visited_20_Internet_20_Link"><text:span text:style-name="T1">https://www.researchgate.net/publication/362703086_Social_Media_and_Identity_Formation_-_The_Influence_of_Self-Presentation_and_Social_Comparison</text:span></text:a></text:p>
      <text:p text:style-name="P3">Lesley University Lesley University DigitalCommons@Lesley DigitalCommons@Lesley Lesley University Community of Scholars Day Community of Scholars Day 2018 Mar 28th, 12:10 PM - 1:00 <text:soft-page-break/>PM Social Media's Influence on Adolescent Identity Social Media's Influence on Adolescent Identity Kerri Doble Lesley University, kdoble@lesley.edu</text:p>
      <text:p text:style-name="P2"/>
      <text:list xml:id="list20451458" text:continue-numbering="true" text:style-name="L1">
        <text:list-item>
          <text:list>
            <text:list-item>
              <text:p text:style-name="P5"><text:span text:style-name="Strong_20_Emphasis">Summarize</text:span> key findings from existing research studies and identify gaps or areas for further investigation.</text:p>
            </text:list-item>
            <text:list-item>
              <text:p text:style-name="P5"><text:span text:style-name="Strong_20_Emphasis">Prepare</text:span> a research report summarizing your findings.</text:p>
            </text:list-item>
          </text:list>
          <text:p text:style-name="P5"/>
        </text:list-item>
        <text:list-item>
          <text:p text:style-name="P5">Discuss the <text:span text:style-name="Strong_20_Emphasis">implications</text:span> of your findings for understanding adolescent identity formation and the role of social media.</text:p>
        </text:list-item>
        <text:list-item>
          <text:p text:style-name="P4"><text:span text:style-name="Strong_20_Emphasis">Reflect</text:span> on the strengths and limitations of your research study and suggest directions for future researc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 </meta:initial-creator>
    <meta:creation-date>2024-07-01T21:29:08.64</meta:creation-date>
    <dc:date>2024-07-04T00:20:05.95</dc:date>
    <dc:creator>jay </dc:creator>
    <meta:editing-duration>PT1H26M22S</meta:editing-duration>
    <meta:editing-cycles>3</meta:editing-cycles>
    <meta:generator>OpenOffice/4.1.14$Win32 OpenOffice.org_project/4114m1$Build-9811</meta:generator>
    <meta:document-statistic meta:table-count="0" meta:image-count="1" meta:object-count="0" meta:page-count="2" meta:paragraph-count="26" meta:word-count="306" meta:character-count="2315"/>
  </office:meta>
</office:document-meta>
</file>